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7.65cm" fo:min-width="14.2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95cm" fo:min-width="0.5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6.65cm" fo:min-width="7.6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2.3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2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1.4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65cm" fo:min-width="1.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65cm" fo:min-width="7.7cm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.85cm" fo:min-width="0.4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0.85cm" fo:min-width="0.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788cm" fo:min-width="4.224cm" fo:wrap-option="no-wrap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0.306cm" fo:min-width="3.76cm" fo:wrap-option="no-wrap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274cm" style:use-optimal-column-width="false"/>
    </style:style>
    <style:style style:name="co4" style:family="table-column">
      <style:table-column-properties style:column-width="2.2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cm"/>
    </style:style>
    <style:style style:name="ro3" style:family="table-row">
      <style:table-row-properties style:row-height="1.038cm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style:paragraph-properties fo:text-align="center"/>
      <style:text-properties fo:font-size="10pt"/>
    </style:style>
    <style:style style:name="P10" style:family="paragraph">
      <loext:graphic-properties draw:fill-color="#ffff99"/>
      <style:paragraph-properties fo:text-align="center"/>
      <style:text-properties fo:font-size="10pt"/>
    </style:style>
    <style:style style:name="P11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7.9cm" svg:x="2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2cm" svg:x="8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cm" svg:height="2.1cm" svg:x="3.8cm" svg:y="3.3cm">
          <draw:text-box>
            <text:p>Raspberry 1</text:p>
          </draw:text-box>
        </draw:frame>
        <draw:custom-shape draw:style-name="gr4" draw:text-style-name="P4" draw:layer="layout" svg:width="6.4cm" svg:height="0.8cm" svg:x="9.9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cm" svg:height="1.673cm" svg:x="16.5cm" svg:y="8.8cm">
          <draw:text-box>
            <text:p>1</text:p>
            <text:p>2</text:p>
          </draw:text-box>
        </draw:frame>
        <draw:frame draw:style-name="gr6" draw:text-style-name="P3" draw:layer="layout" svg:width="1.7cm" svg:height="1.7cm" svg:x="8.9cm" svg:y="8.7cm">
          <draw:text-box>
            <text:p>25</text:p>
            <text:p>26</text:p>
          </draw:text-box>
        </draw:frame>
        <draw:custom-shape draw:style-name="gr7" draw:text-style-name="P5" draw:layer="layout" svg:width="8.1cm" svg:height="6.9cm" svg:x="6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2cm" svg:height="1.6cm" svg:x="7.6cm" svg:y="22.5cm">
          <draw:text-box>
            <text:p>LoRa Shield</text:p>
          </draw:text-box>
        </draw:frame>
        <draw:custom-shape draw:style-name="gr9" draw:text-style-name="P4" draw:layer="layout" svg:width="3.5cm" svg:height="0.3cm" svg:x="6.3cm" svg:y="2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8cm" svg:height="0.3cm" svg:x="10.2cm" svg:y="2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0.3cm" svg:x="7.6cm" svg:y="2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9cm" svg:height="0.3cm" svg:x="10.5cm" svg:y="25.9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0.8cm" svg:height="0.962cm" svg:x="12.5cm" svg:y="20.6cm">
          <draw:text-box>
            <text:p>0</text:p>
          </draw:text-box>
        </draw:frame>
        <draw:frame draw:style-name="gr13" draw:text-style-name="P3" draw:layer="layout" svg:width="0.8cm" svg:height="0.962cm" svg:x="10cm" svg:y="20.6cm">
          <draw:text-box>
            <text:p>7</text:p>
          </draw:text-box>
        </draw:frame>
        <draw:frame draw:style-name="gr13" draw:text-style-name="P3" draw:layer="layout" svg:width="0.7cm" svg:height="0.962cm" svg:x="9.1cm" svg:y="20.6cm">
          <draw:text-box>
            <text:p>8</text:p>
          </draw:text-box>
        </draw:frame>
        <draw:frame draw:style-name="gr14" draw:text-style-name="P3" draw:layer="layout" svg:width="1.8cm" svg:height="1cm" svg:x="5.9cm" svg:y="20.8cm">
          <draw:text-box>
            <text:p>SCL</text:p>
          </draw:text-box>
        </draw:frame>
        <draw:frame draw:style-name="gr13" draw:text-style-name="P3" draw:layer="layout" svg:width="3cm" svg:height="0.962cm" svg:x="10.3cm" svg:y="26.1cm">
          <draw:text-box>
            <text:p>A5 <text:s/>A0</text:p>
          </draw:text-box>
        </draw:frame>
        <draw:frame draw:style-name="gr14" draw:text-style-name="P3" draw:layer="layout" svg:width="1.7cm" svg:height="1cm" svg:x="8.1cm" svg:y="26.3cm">
          <draw:text-box>
            <text:p>3V3</text:p>
          </draw:text-box>
        </draw:frame>
        <draw:frame draw:style-name="standard" draw:layer="layout" svg:width="15.919cm" svg:height="3.979cm" svg:x="2.175cm" svg:y="12.78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sun3">
              <table:table-cell>
                <text:p>Signal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CLK</text:p>
              </table:table-cell>
              <table:table-cell>
                <text:p>MISO</text:p>
              </table:table-cell>
              <table:table-cell>
                <text:p>MOSI</text:p>
              </table:table-cell>
              <table:table-cell>
                <text:p>SEL</text:p>
              </table:table-cell>
            </table:table-row>
            <table:table-row table:style-name="ro2" table:default-cell-style-name="sun2">
              <table:table-cell>
                <text:p>Farbe</text:p>
              </table:table-cell>
              <table:table-cell>
                <text:p>braun</text:p>
              </table:table-cell>
              <table:table-cell>
                <text:p>grün</text:p>
              </table:table-cell>
              <table:table-cell>
                <text:p>gelb</text:p>
              </table:table-cell>
              <table:table-cell>
                <text:p>orang</text:p>
              </table:table-cell>
              <table:table-cell>
                <text:p>rot</text:p>
              </table:table-cell>
              <table:table-cell>
                <text:p>blau</text:p>
              </table:table-cell>
            </table:table-row>
            <table:table-row table:style-name="ro2" table:default-cell-style-name="sun1">
              <table:table-cell>
                <text:p>Raspy</text:p>
              </table:table-cell>
              <table:table-cell>
                <text:p>17</text:p>
              </table:table-cell>
              <table:table-cell>
                <text:p>25</text:p>
              </table:table-cell>
              <table:table-cell>
                <text:p>23</text:p>
              </table:table-cell>
              <table:table-cell>
                <text:p>21</text:p>
              </table:table-cell>
              <table:table-cell>
                <text:p>19</text:p>
              </table:table-cell>
              <table:table-cell>
                <text:p>24</text:p>
              </table:table-cell>
            </table:table-row>
            <table:table-row table:style-name="ro3" table:default-cell-style-name="sun2">
              <table:table-cell>
                <text:p>Shield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13</text:p>
              </table:table-cell>
              <table:table-cell>
                <text:p>12</text:p>
              </table:table-cell>
              <table:table-cell>
                <text:p>11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6" draw:layer="layout" svg:width="2.2cm" svg:height="0.9cm" svg:x="12.8cm" svg:y="2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2cm" svg:height="0.9cm" draw:transform="rotate (0.812101700952961) translate (13.893cm 25.2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0.9cm" svg:height="1.1cm" svg:x="6.4cm" svg:y="21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6cm" svg:height="1.1cm" svg:x="6.4cm" svg:y="21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5.1cm" svg:height="2.2cm" svg:x="0.6cm" svg:y="19.2cm">
          <text:p text:style-name="P9">Jumper müssen alle</text:p>
          <text:p text:style-name="P9">Außen sein, andernfalls sind</text:p>
          <text:p text:style-name="P9">MISO/MOSI/SEL mit dem</text:p>
          <text:p text:style-name="P9">Connector <text:s/>neben der Antenne</text:p>
          <text:p text:style-name="P9">verbunden</text:p>
          <draw:enhanced-geometry svg:viewBox="0 0 21600 21600" draw:text-areas="800 800 20800 20800" draw:type="round-rectangular-callout" draw:modifiers="25724.3677710253 32875.965470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1" draw:layer="layout" svg:width="4.6cm" svg:height="0.6cm" svg:x="6.6cm" svg:y="18.3cm">
          <text:p text:style-name="P4"><text:span text:style-name="T1">Links 3 Pins frei, rechts 2</text:span></text:p>
          <draw:enhanced-geometry svg:viewBox="0 0 21600 21600" draw:text-areas="800 800 20800 20800" draw:type="round-rectangular-callout" draw:modifiers="2751.05411866985 70622.296173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3:45:46.039291967</meta:creation-date>
    <dc:date>2017-01-04T16:28:27.627355902</dc:date>
    <meta:editing-duration>PT43M4S</meta:editing-duration>
    <meta:editing-cycles>5</meta:editing-cycles>
    <meta:generator>LibreOffice/5.1.4.2$Linux_X86_64 LibreOffice_project/10m0$Build-2</meta:generator>
    <meta:document-statistic meta:object-count="25"/>
  </office:meta>
</office:document-meta>
</file>